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0.56pt"/>
    </style:style>
    <style:style style:name="co3" style:family="table-column">
      <style:table-column-properties fo:break-before="auto" style:column-width="94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24.33pt" svg:height="255.29pt" svg:x="497.06pt" svg:y="54.06pt">
            <draw:object draw:notify-on-update-of-ranges="Sheet1.C3:Sheet1.C4 Sheet1.C5:Sheet1.C25 Sheet1.D3:Sheet1.D4 Sheet1.D5:Sheet1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24.33pt" svg:height="255.29pt" svg:x="497.06pt" svg:y="371.2pt">
            <draw:object draw:notify-on-update-of-ranges="Sheet1.C30:Sheet1.C30 Sheet1.C31:Sheet1.C51 Sheet1.D30:Sheet1.D30 Sheet1.D31:Sheet1.D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Processador utilizado: AMD Ryzen 2700 (8 núcleos e 16 threads)</text:p>
          </table:table-cell>
          <table:covered-table-cell table:style-name="Default"/>
          <table:covered-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Dados de execução para Matriz 2000x2000</text:p>
          </table:table-cell>
          <table:covered-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Número de threads</text:p>
          </table:table-cell>
          <table:table-cell office:value-type="string" calcext:value-type="string">
            <text:p>Tempo (segundos)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Dados de execução para Matriz 4000x4000</text:p>
          </table:table-cell>
          <table:covered-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Número de threads</text:p>
          </table:table-cell>
          <table:table-cell office:value-type="string" calcext:value-type="string">
            <text:p>Tempo (segundos)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456" calcext:value-type="float">
            <text:p>4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487" calcext:value-type="float">
            <text:p>4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254" calcext:value-type="float">
            <text:p>2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 office:value-type="float" office:value="172" calcext:value-type="float">
            <text:p>1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float" office:value="135" calcext:value-type="float">
            <text:p>1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office:value-type="float" office:value="115" calcext:value-type="float">
            <text:p>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Default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Default"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Default"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office:value-type="float" office:value="92" calcext:value-type="float">
            <text:p>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office:value-type="float" office:value="79" calcext:value-type="float">
            <text:p>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office:value-type="float" office:value="77" calcext:value-type="float">
            <text:p>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office:value-type="float" office:value="77" calcext:value-type="float">
            <text:p>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Default" office:value-type="float" office:value="74" calcext:value-type="float">
            <text:p>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5:56:02.591071422</meta:creation-date>
    <dc:date>2022-04-06T17:04:27.597253725</dc:date>
    <meta:editing-duration>PT47M55S</meta:editing-duration>
    <meta:editing-cycles>25</meta:editing-cycles>
    <meta:generator>LibreOffice/6.0.7.3$Linux_X86_64 LibreOffice_project/00m0$Build-3</meta:generator>
    <meta:document-statistic meta:table-count="1" meta:cell-count="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26cm" svg:height="9.007cm" xlink:href=".." xlink:type="simple" chart:class="chart:line" chart:style-name="ch1">
        <chart:title svg:x="5.757cm" svg:y="0.316cm" chart:style-name="ch2">
          <text:p>Tempo de execução por threads (Matriz 2000x2000)</text:p>
        </chart:title>
        <chart:plot-area chart:style-name="ch3" table:cell-range-address="Sheet1.C3:Sheet1.D25" chart:data-source-has-labels="both" svg:x="2.046cm" svg:y="1.075cm" svg:width="19.075cm" svg:height="5.762cm">
          <chartooo:coordinate-region svg:x="2.667cm" svg:y="1.274cm" svg:width="18.267cm" svg:height="4.916cm"/>
          <chart:axis chart:dimension="x" chart:name="primary-x" chart:style-name="ch4" chartooo:axis-type="auto">
            <chartooo:date-scale/>
            <chart:title svg:x="10.137cm" svg:y="7.017cm" chart:style-name="ch5">
              <text:p>Número de threads</text:p>
            </chart:title>
            <chart:categories table:cell-range-address="Sheet1.C5:Sheet1.C25"/>
          </chart:axis>
          <chart:axis chart:dimension="y" chart:name="primary-y" chart:style-name="ch6">
            <chart:title svg:x="1.046cm" svg:y="5.376cm" chart:style-name="ch7">
              <text:p>Tempo (segundos)</text:p>
            </chart:title>
            <chart:grid chart:style-name="ch8" chart:class="major"/>
          </chart:axis>
          <chart:series chart:style-name="ch9" chart:values-cell-range-address="Sheet1.D5:Sheet1.D25" chart:label-cell-address="Sheet1.D3:Sheet1.D4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egundos)</text:p>
                <text:list>
                  <text:list-item>
                    <text:p/>
                  </text:list-item>
                  <text:list-item>
                    <text:p>Tempo (segundos)</text:p>
                  </text:list-item>
                </text:list>
                <draw:g>
                  <svg:desc>Sheet1.D3:Sheet1.D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5:Sheet1.C25</svg:desc>
                </draw:g>
              </table:table-cell>
              <table:table-cell office:value-type="float" office:value="35">
                <text:p>35</text:p>
                <draw:g>
                  <svg:desc>Sheet1.D5:Sheet1.D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26cm" svg:height="9.007cm" xlink:href=".." xlink:type="simple" chart:class="chart:line" chart:style-name="ch1">
        <chart:title svg:x="5.757cm" svg:y="0.316cm" chart:style-name="ch2">
          <text:p>Tempo de execução por threads (Matriz 4000x4000)</text:p>
        </chart:title>
        <chart:plot-area chart:style-name="ch3" table:cell-range-address="Sheet1.C30:Sheet1.D51" chart:data-source-has-labels="both" svg:x="1.86cm" svg:y="1.075cm" svg:width="19.261cm" svg:height="5.762cm">
          <chartooo:coordinate-region svg:x="2.667cm" svg:y="1.274cm" svg:width="18.267cm" svg:height="4.916cm"/>
          <chart:axis chart:dimension="x" chart:name="primary-x" chart:style-name="ch4" chartooo:axis-type="auto">
            <chartooo:date-scale/>
            <chart:title svg:x="10.044cm" svg:y="7.017cm" chart:style-name="ch5">
              <text:p>Número de threads</text:p>
            </chart:title>
            <chart:categories table:cell-range-address="Sheet1.C31:Sheet1.C51"/>
          </chart:axis>
          <chart:axis chart:dimension="y" chart:name="primary-y" chart:style-name="ch6">
            <chart:title svg:x="0.86cm" svg:y="5.376cm" chart:style-name="ch7">
              <text:p>Tempo (segundos)</text:p>
            </chart:title>
            <chart:grid chart:style-name="ch8" chart:class="major"/>
          </chart:axis>
          <chart:series chart:style-name="ch9" chart:values-cell-range-address="Sheet1.D31:Sheet1.D51" chart:label-cell-address="Sheet1.D30:Sheet1.D30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egundos)</text:p>
                <draw:g>
                  <svg:desc>Sheet1.D30:Sheet1.D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31:Sheet1.C51</svg:desc>
                </draw:g>
              </table:table-cell>
              <table:table-cell office:value-type="float" office:value="456">
                <text:p>456</text:p>
                <draw:g>
                  <svg:desc>Sheet1.D31:Sheet1.D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